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09pt"/>
    </style:style>
    <style:style style:name="co4" style:family="table-column">
      <style:table-column-properties fo:break-before="auto" style:column-width="16.24pt"/>
    </style:style>
    <style:style style:name="co5" style:family="table-column">
      <style:table-column-properties fo:break-before="auto" style:column-width="21.91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73.11pt"/>
    </style:style>
    <style:style style:name="co8" style:family="table-column">
      <style:table-column-properties fo:break-before="auto" style:column-width="69.05pt"/>
    </style:style>
    <style:style style:name="co9" style:family="table-column">
      <style:table-column-properties fo:break-before="auto" style:column-width="80.39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81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64pt" fo:break-before="auto" style:use-optimal-row-height="false"/>
    </style:style>
    <style:style style:name="ro3" style:family="table-row">
      <style:table-row-properties style:row-height="28.4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74pt solid #b2b2b2"/>
      <style:text-properties fo:color="#ffffff"/>
    </style:style>
    <style:style style:name="ce2" style:family="table-cell" style:parent-style-name="Default">
      <style:table-cell-properties fo:border="0.74pt solid #b2b2b2"/>
    </style:style>
    <style:style style:name="ce3" style:family="table-cell" style:parent-style-name="Default">
      <style:table-cell-properties fo:border="0.74pt solid #b2b2b2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order="0.74pt solid #ffffff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666666" fo:border="0.74pt solid #999999"/>
      <style:text-properties fo:color="#ffffff"/>
    </style:style>
    <style:style style:name="ce8" style:family="table-cell" style:parent-style-name="Default">
      <style:table-cell-properties fo:background-color="#dddddd" fo:border="0.74pt solid #999999"/>
    </style:style>
    <style:style style:name="ce9" style:family="table-cell" style:parent-style-name="Default">
      <style:table-cell-properties fo:background-color="#cccccc" fo:border="0.74pt solid #999999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order="0.74pt solid #999999"/>
    </style:style>
    <style:style style:name="ce12" style:family="table-cell" style:parent-style-name="Default">
      <style:table-cell-properties fo:background-color="transparent" fo:border="none"/>
      <style:text-properties fo:color="#ffffff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666666" fo:border="0.74pt solid #999999"/>
      <style:text-properties fo:color="#ffffff"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transparent" fo:border="none"/>
      <style:text-properties fo:color="#ffffff" style:font-name="Liberation Sans" style:font-name-asian="Noto Sans CJK SC Regular" style:font-name-complex="FreeSans"/>
    </style:style>
    <style:style style:name="ce17" style:family="table-cell" style:parent-style-name="Default">
      <style:table-cell-properties fo:border="0.74pt solid #999999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ackground-color="#dddddd" fo:border="0.74pt solid #999999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AD" table:style-name="ta1">
        <office:forms form:automatic-focus="false" form:apply-design-mode="false"/>
        <table:shapes>
          <draw:frame draw:z-index="0" draw:style-name="gr1" draw:text-style-name="P1" svg:width="398.95pt" svg:height="230.4pt" svg:x="15.42pt" svg:y="363.09pt">
            <loext:p draw:notify-on-update-of-ranges="READ.D3:READ.D8 WRITE.F3:WRITE.F8 READ.F3:READ.F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98.95pt" svg:height="230.4pt" svg:x="423.24pt" svg:y="358.41pt">
            <loext:p draw:notify-on-update-of-ranges="WRITE.D3:WRITE.D8 WRITE.F3:WRITE.F8 READ.F9:READ.F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398.95pt" svg:height="230.4pt" svg:x="426.39pt" svg:y="555.28pt">
            <loext:p draw:notify-on-update-of-ranges="WRITE.D3:WRITE.D8 WRITE.F3:WRITE.F8 READ.F21:READ.F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398.95pt" svg:height="230.4pt" svg:x="6.35pt" svg:y="549.44pt">
            <loext:p draw:notify-on-update-of-ranges="WRITE.D3:WRITE.D8 WRITE.F3:WRITE.F8 READ.F15:READ.F2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ched_type</text:p>
          </table:table-cell>
          <table:table-cell table:style-name="ce1" office:value-type="string" calcext:value-type="string">
            <text:p>job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FIO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705" calcext:value-type="float">
            <text:p>5770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table:style-name="ce3" office:value-type="string" calcext:value-type="string">
            <text:p>NOO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6628" calcext:value-type="float">
            <text:p>46628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table:style-name="ce3" office:value-type="string" calcext:value-type="string">
            <text:p>NOOP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509" calcext:value-type="float">
            <text:p>26509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0151" calcext:value-type="float">
            <text:p>2015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6365" calcext:value-type="float">
            <text:p>1636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3601" calcext:value-type="float">
            <text:p>3601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8881" calcext:value-type="float">
            <text:p>58881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3517" calcext:value-type="float">
            <text:p>11351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table:style-name="ce3" office:value-type="string" calcext:value-type="string">
            <text:p>NOOP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6341" calcext:value-type="float">
            <text:p>126341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table:style-name="ce3" office:value-type="string" calcext:value-type="string">
            <text:p>NOOP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8642" calcext:value-type="float">
            <text:p>128642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9117" calcext:value-type="float">
            <text:p>12911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29439" calcext:value-type="float">
            <text:p>129439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440" calcext:value-type="float">
            <text:p>54440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6633" calcext:value-type="float">
            <text:p>46633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062" calcext:value-type="float">
            <text:p>28062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0531" calcext:value-type="float">
            <text:p>2053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205" calcext:value-type="float">
            <text:p>1220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6015" calcext:value-type="float">
            <text:p>6015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1478" calcext:value-type="float">
            <text:p>61478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2977" calcext:value-type="float">
            <text:p>11297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6472" calcext:value-type="float">
            <text:p>126472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8687" calcext:value-type="float">
            <text:p>12868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9178" calcext:value-type="float">
            <text:p>129178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29277" calcext:value-type="float">
            <text:p>129277</text:p>
          </table:table-cell>
        </table:table-row>
      </table:table>
      <table:table table:name="WRITE" table:style-name="ta1">
        <office:forms form:automatic-focus="false" form:apply-design-mode="false"/>
        <table:shapes>
          <draw:frame draw:z-index="0" draw:style-name="gr1" draw:text-style-name="P1" svg:width="398.95pt" svg:height="230.4pt" svg:x="25.77pt" svg:y="359.86pt">
            <loext:p draw:notify-on-update-of-ranges="WRITE.D3:WRITE.D8 WRITE.F3:WRITE.F8 WRITE.I3:WRITE.I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398.95pt" svg:height="230.4pt" svg:x="433.59pt" svg:y="355.18pt">
            <loext:p draw:notify-on-update-of-ranges="WRITE.D3:WRITE.D8 WRITE.F3:WRITE.F8 WRITE.I9:WRITE.I1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398.95pt" svg:height="230.4pt" svg:x="436.73pt" svg:y="552.05pt">
            <loext:p draw:notify-on-update-of-ranges="WRITE.D3:WRITE.D8 WRITE.F3:WRITE.F8 WRITE.I21:WRITE.I2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398.95pt" svg:height="230.4pt" svg:x="16.7pt" svg:y="546.21pt">
            <loext:p draw:notify-on-update-of-ranges="WRITE.D3:WRITE.D8 WRITE.F3:WRITE.F8 WRITE.I15:WRITE.I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9" table:default-cell-style-name="ce2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ched_type</text:p>
          </table:table-cell>
          <table:table-cell table:style-name="ce1" office:value-type="string" calcext:value-type="string">
            <text:p>jobs</text:p>
          </table:table-cell>
          <table:table-cell table:style-name="ce1" office:value-type="string" calcext:value-type="string">
            <text:p>time</text:p>
          </table:table-cell>
          <table:table-cell table:number-columns-repeated="3" table:style-name="ce1" office:value-type="string" calcext:value-type="string">
            <text:p>FIO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567" calcext:value-type="float">
            <text:p>19567</text:p>
          </table:table-cell>
          <table:table-cell office:value-type="float" office:value="15865" calcext:value-type="float">
            <text:p>15865</text:p>
          </table:table-cell>
          <table:table-cell office:value-type="float" office:value="15137" calcext:value-type="float">
            <text:p>15137</text:p>
          </table:table-cell>
          <table:table-cell table:formula="of:=AVERAGE([.F3:.H3])" office:value-type="float" office:value="16856.3333333333" calcext:value-type="float">
            <text:p>16856.3333333333</text:p>
          </table:table-cell>
          <table:table-cell table:formula="of:=STDEV([.F3:.H3])" office:value-type="float" office:value="2375.55916224651" calcext:value-type="float">
            <text:p>2375.5591622465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table:style-name="ce3" office:value-type="string" calcext:value-type="string">
            <text:p>NOO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304" calcext:value-type="float">
            <text:p>13304</text:p>
          </table:table-cell>
          <table:table-cell office:value-type="float" office:value="11362" calcext:value-type="float">
            <text:p>11362</text:p>
          </table:table-cell>
          <table:table-cell office:value-type="float" office:value="11956" calcext:value-type="float">
            <text:p>11956</text:p>
          </table:table-cell>
          <table:table-cell table:formula="of:=AVERAGE([.F4:.H4])" office:value-type="float" office:value="12207.3333333333" calcext:value-type="float">
            <text:p>12207.3333333333</text:p>
          </table:table-cell>
          <table:table-cell table:formula="of:=STDEV([.F4:.H4])" office:value-type="float" office:value="995.09664522263" calcext:value-type="float">
            <text:p>995.09664522263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table:style-name="ce3" office:value-type="string" calcext:value-type="string">
            <text:p>NOOP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157" calcext:value-type="float">
            <text:p>7157</text:p>
          </table:table-cell>
          <table:table-cell office:value-type="float" office:value="6864" calcext:value-type="float">
            <text:p>6864</text:p>
          </table:table-cell>
          <table:table-cell office:value-type="float" office:value="7536" calcext:value-type="float">
            <text:p>7536</text:p>
          </table:table-cell>
          <table:table-cell table:formula="of:=AVERAGE([.F5:.H5])" office:value-type="float" office:value="7185.66666666667" calcext:value-type="float">
            <text:p>7185.66666666667</text:p>
          </table:table-cell>
          <table:table-cell table:formula="of:=STDEV([.F5:.H5])" office:value-type="float" office:value="336.915914336698" calcext:value-type="float">
            <text:p>336.915914336698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383" calcext:value-type="float">
            <text:p>5383</text:p>
          </table:table-cell>
          <table:table-cell office:value-type="float" office:value="5615" calcext:value-type="float">
            <text:p>5615</text:p>
          </table:table-cell>
          <table:table-cell office:value-type="float" office:value="5037" calcext:value-type="float">
            <text:p>5037</text:p>
          </table:table-cell>
          <table:table-cell table:formula="of:=AVERAGE([.F6:.H6])" office:value-type="float" office:value="5345" calcext:value-type="float">
            <text:p>5345</text:p>
          </table:table-cell>
          <table:table-cell table:formula="of:=STDEV([.F6:.H6])" office:value-type="float" office:value="290.867667505345" calcext:value-type="float">
            <text:p>290.86766750534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695" calcext:value-type="float">
            <text:p>3695</text:p>
          </table:table-cell>
          <table:table-cell office:value-type="float" office:value="3286" calcext:value-type="float">
            <text:p>3286</text:p>
          </table:table-cell>
          <table:table-cell office:value-type="float" office:value="3386" calcext:value-type="float">
            <text:p>3386</text:p>
          </table:table-cell>
          <table:table-cell table:formula="of:=AVERAGE([.F7:.H7])" office:value-type="float" office:value="3455.66666666667" calcext:value-type="float">
            <text:p>3455.66666666667</text:p>
          </table:table-cell>
          <table:table-cell table:formula="of:=STDEV([.F7:.H7])" office:value-type="float" office:value="213.214289702481" calcext:value-type="float">
            <text:p>213.21428970248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317" calcext:value-type="float">
            <text:p>1317</text:p>
          </table:table-cell>
          <table:table-cell table:style-name="ce3" office:value-type="float" office:value="1589" calcext:value-type="float">
            <text:p>1589</text:p>
          </table:table-cell>
          <table:table-cell table:style-name="ce3" office:value-type="float" office:value="1813" calcext:value-type="float">
            <text:p>1813</text:p>
          </table:table-cell>
          <table:table-cell table:formula="of:=AVERAGE([.F8:.H8])" office:value-type="float" office:value="1573" calcext:value-type="float">
            <text:p>1573</text:p>
          </table:table-cell>
          <table:table-cell table:formula="of:=STDEV([.F8:.H8])" office:value-type="float" office:value="248.38679514016" calcext:value-type="float">
            <text:p>248.38679514016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6220" calcext:value-type="float">
            <text:p>36220</text:p>
          </table:table-cell>
          <table:table-cell office:value-type="float" office:value="29930" calcext:value-type="float">
            <text:p>29930</text:p>
          </table:table-cell>
          <table:table-cell office:value-type="float" office:value="37786" calcext:value-type="float">
            <text:p>37786</text:p>
          </table:table-cell>
          <table:table-cell table:formula="of:=AVERAGE([.F9:.H9])" office:value-type="float" office:value="34645.3333333333" calcext:value-type="float">
            <text:p>34645.3333333333</text:p>
          </table:table-cell>
          <table:table-cell table:formula="of:=STDEV([.F9:.H9])" office:value-type="float" office:value="4157.98813530454" calcext:value-type="float">
            <text:p>4157.98813530454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071" calcext:value-type="float">
            <text:p>17071</text:p>
          </table:table-cell>
          <table:table-cell office:value-type="float" office:value="3562" calcext:value-type="float">
            <text:p>3562</text:p>
          </table:table-cell>
          <table:table-cell office:value-type="float" office:value="15233" calcext:value-type="float">
            <text:p>15233</text:p>
          </table:table-cell>
          <table:table-cell table:formula="of:=AVERAGE([.F10:.H10])" office:value-type="float" office:value="11955.3333333333" calcext:value-type="float">
            <text:p>11955.3333333333</text:p>
          </table:table-cell>
          <table:table-cell table:formula="of:=STDEV([.F10:.H10])" office:value-type="float" office:value="7326.70419310984" calcext:value-type="float">
            <text:p>7326.70419310984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table:style-name="ce3" office:value-type="string" calcext:value-type="string">
            <text:p>NOOP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758" calcext:value-type="float">
            <text:p>15758</text:p>
          </table:table-cell>
          <table:table-cell office:value-type="float" office:value="17325" calcext:value-type="float">
            <text:p>17325</text:p>
          </table:table-cell>
          <table:table-cell office:value-type="float" office:value="17274" calcext:value-type="float">
            <text:p>17274</text:p>
          </table:table-cell>
          <table:table-cell table:formula="of:=AVERAGE([.F11:.H11])" office:value-type="float" office:value="16785.6666666667" calcext:value-type="float">
            <text:p>16785.6666666667</text:p>
          </table:table-cell>
          <table:table-cell table:formula="of:=STDEV([.F11:.H11])" office:value-type="float" office:value="890.35067997578" calcext:value-type="float">
            <text:p>890.35067997578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table:style-name="ce3" office:value-type="string" calcext:value-type="string">
            <text:p>NOOP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975" calcext:value-type="float">
            <text:p>10975</text:p>
          </table:table-cell>
          <table:table-cell office:value-type="float" office:value="12460" calcext:value-type="float">
            <text:p>12460</text:p>
          </table:table-cell>
          <table:table-cell office:value-type="float" office:value="12297" calcext:value-type="float">
            <text:p>12297</text:p>
          </table:table-cell>
          <table:table-cell table:formula="of:=AVERAGE([.F12:.H12])" office:value-type="float" office:value="11910.6666666667" calcext:value-type="float">
            <text:p>11910.6666666667</text:p>
          </table:table-cell>
          <table:table-cell table:formula="of:=STDEV([.F12:.H12])" office:value-type="float" office:value="814.399369678866" calcext:value-type="float">
            <text:p>814.399369678866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317" calcext:value-type="float">
            <text:p>9317</text:p>
          </table:table-cell>
          <table:table-cell office:value-type="float" office:value="13301" calcext:value-type="float">
            <text:p>13301</text:p>
          </table:table-cell>
          <table:table-cell office:value-type="float" office:value="16516" calcext:value-type="float">
            <text:p>16516</text:p>
          </table:table-cell>
          <table:table-cell table:formula="of:=AVERAGE([.F13:.H13])" office:value-type="float" office:value="13044.6666666667" calcext:value-type="float">
            <text:p>13044.6666666667</text:p>
          </table:table-cell>
          <table:table-cell table:formula="of:=STDEV([.F13:.H13])" office:value-type="float" office:value="3606.33890993807" calcext:value-type="float">
            <text:p>3606.3389099380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NOOP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3049" calcext:value-type="float">
            <text:p>13049</text:p>
          </table:table-cell>
          <table:table-cell table:style-name="ce3" office:value-type="float" office:value="6693" calcext:value-type="float">
            <text:p>6693</text:p>
          </table:table-cell>
          <table:table-cell table:style-name="ce3" office:value-type="float" office:value="15003" calcext:value-type="float">
            <text:p>15003</text:p>
          </table:table-cell>
          <table:table-cell table:formula="of:=AVERAGE([.F14:.H14])" office:value-type="float" office:value="11581.6666666667" calcext:value-type="float">
            <text:p>11581.6666666667</text:p>
          </table:table-cell>
          <table:table-cell table:formula="of:=STDEV([.F14:.H14])" office:value-type="float" office:value="4344.97702333779" calcext:value-type="float">
            <text:p>4344.97702333779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9869" calcext:value-type="float">
            <text:p>29869</text:p>
          </table:table-cell>
          <table:table-cell office:value-type="float" office:value="14869" calcext:value-type="float">
            <text:p>14869</text:p>
          </table:table-cell>
          <table:table-cell office:value-type="float" office:value="17406" calcext:value-type="float">
            <text:p>17406</text:p>
          </table:table-cell>
          <table:table-cell table:formula="of:=AVERAGE([.F15:.H15])" office:value-type="float" office:value="20714.6666666667" calcext:value-type="float">
            <text:p>20714.6666666667</text:p>
          </table:table-cell>
          <table:table-cell table:formula="of:=STDEV([.F15:.H15])" office:value-type="float" office:value="8028.72694350315" calcext:value-type="float">
            <text:p>8028.72694350315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252" calcext:value-type="float">
            <text:p>15252</text:p>
          </table:table-cell>
          <table:table-cell office:value-type="float" office:value="12352" calcext:value-type="float">
            <text:p>12352</text:p>
          </table:table-cell>
          <table:table-cell office:value-type="float" office:value="11972" calcext:value-type="float">
            <text:p>11972</text:p>
          </table:table-cell>
          <table:table-cell table:formula="of:=AVERAGE([.F16:.H16])" office:value-type="float" office:value="13192" calcext:value-type="float">
            <text:p>13192</text:p>
          </table:table-cell>
          <table:table-cell table:formula="of:=STDEV([.F16:.H16])" office:value-type="float" office:value="1794.10144640709" calcext:value-type="float">
            <text:p>1794.10144640709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470" calcext:value-type="float">
            <text:p>9470</text:p>
          </table:table-cell>
          <table:table-cell office:value-type="float" office:value="7206" calcext:value-type="float">
            <text:p>7206</text:p>
          </table:table-cell>
          <table:table-cell office:value-type="float" office:value="6798" calcext:value-type="float">
            <text:p>6798</text:p>
          </table:table-cell>
          <table:table-cell table:formula="of:=AVERAGE([.F17:.H17])" office:value-type="float" office:value="7824.66666666667" calcext:value-type="float">
            <text:p>7824.66666666667</text:p>
          </table:table-cell>
          <table:table-cell table:formula="of:=STDEV([.F17:.H17])" office:value-type="float" office:value="1439.42951662571" calcext:value-type="float">
            <text:p>1439.4295166257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460" calcext:value-type="float">
            <text:p>6460</text:p>
          </table:table-cell>
          <table:table-cell office:value-type="float" office:value="4210" calcext:value-type="float">
            <text:p>4210</text:p>
          </table:table-cell>
          <table:table-cell office:value-type="float" office:value="4865" calcext:value-type="float">
            <text:p>4865</text:p>
          </table:table-cell>
          <table:table-cell table:formula="of:=AVERAGE([.F18:.H18])" office:value-type="float" office:value="5178.33333333333" calcext:value-type="float">
            <text:p>5178.33333333333</text:p>
          </table:table-cell>
          <table:table-cell table:formula="of:=STDEV([.F18:.H18])" office:value-type="float" office:value="1157.26329473173" calcext:value-type="float">
            <text:p>1157.26329473173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156" calcext:value-type="float">
            <text:p>5156</text:p>
          </table:table-cell>
          <table:table-cell office:value-type="float" office:value="3712" calcext:value-type="float">
            <text:p>3712</text:p>
          </table:table-cell>
          <table:table-cell office:value-type="float" office:value="3258" calcext:value-type="float">
            <text:p>3258</text:p>
          </table:table-cell>
          <table:table-cell table:formula="of:=AVERAGE([.F19:.H19])" office:value-type="float" office:value="4042" calcext:value-type="float">
            <text:p>4042</text:p>
          </table:table-cell>
          <table:table-cell table:formula="of:=STDEV([.F19:.H19])" office:value-type="float" office:value="991.098380585903" calcext:value-type="float">
            <text:p>991.098380585903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404" calcext:value-type="float">
            <text:p>1404</text:p>
          </table:table-cell>
          <table:table-cell table:style-name="ce3" office:value-type="float" office:value="1218" calcext:value-type="float">
            <text:p>1218</text:p>
          </table:table-cell>
          <table:table-cell table:style-name="ce3" office:value-type="float" office:value="1560" calcext:value-type="float">
            <text:p>1560</text:p>
          </table:table-cell>
          <table:table-cell table:formula="of:=AVERAGE([.F20:.H20])" office:value-type="float" office:value="1394" calcext:value-type="float">
            <text:p>1394</text:p>
          </table:table-cell>
          <table:table-cell table:formula="of:=STDEV([.F20:.H20])" office:value-type="float" office:value="171.219157806596" calcext:value-type="float">
            <text:p>171.219157806596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4248" calcext:value-type="float">
            <text:p>64248</text:p>
          </table:table-cell>
          <table:table-cell office:value-type="float" office:value="31293" calcext:value-type="float">
            <text:p>31293</text:p>
          </table:table-cell>
          <table:table-cell office:value-type="float" office:value="39633" calcext:value-type="float">
            <text:p>39633</text:p>
          </table:table-cell>
          <table:table-cell table:formula="of:=AVERAGE([.F21:.H21])" office:value-type="float" office:value="45058" calcext:value-type="float">
            <text:p>45058</text:p>
          </table:table-cell>
          <table:table-cell table:formula="of:=STDEV([.F21:.H21])" office:value-type="float" office:value="17134.2048254362" calcext:value-type="float">
            <text:p>17134.2048254362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850" calcext:value-type="float">
            <text:p>11850</text:p>
          </table:table-cell>
          <table:table-cell office:value-type="float" office:value="19575" calcext:value-type="float">
            <text:p>19575</text:p>
          </table:table-cell>
          <table:table-cell office:value-type="float" office:value="18123" calcext:value-type="float">
            <text:p>18123</text:p>
          </table:table-cell>
          <table:table-cell table:formula="of:=AVERAGE([.F22:.H22])" office:value-type="float" office:value="16516" calcext:value-type="float">
            <text:p>16516</text:p>
          </table:table-cell>
          <table:table-cell table:formula="of:=STDEV([.F22:.H22])" office:value-type="float" office:value="4105.57462482416" calcext:value-type="float">
            <text:p>4105.57462482416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365" calcext:value-type="float">
            <text:p>9365</text:p>
          </table:table-cell>
          <table:table-cell office:value-type="float" office:value="10338" calcext:value-type="float">
            <text:p>10338</text:p>
          </table:table-cell>
          <table:table-cell office:value-type="float" office:value="14697" calcext:value-type="float">
            <text:p>14697</text:p>
          </table:table-cell>
          <table:table-cell table:formula="of:=AVERAGE([.F23:.H23])" office:value-type="float" office:value="11466.6666666667" calcext:value-type="float">
            <text:p>11466.6666666667</text:p>
          </table:table-cell>
          <table:table-cell table:formula="of:=STDEV([.F23:.H23])" office:value-type="float" office:value="2839.5373449443" calcext:value-type="float">
            <text:p>2839.5373449443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31" calcext:value-type="float">
            <text:p>3331</text:p>
          </table:table-cell>
          <table:table-cell office:value-type="float" office:value="3535" calcext:value-type="float">
            <text:p>3535</text:p>
          </table:table-cell>
          <table:table-cell office:value-type="float" office:value="13023" calcext:value-type="float">
            <text:p>13023</text:p>
          </table:table-cell>
          <table:table-cell table:formula="of:=AVERAGE([.F24:.H24])" office:value-type="float" office:value="6629.66666666667" calcext:value-type="float">
            <text:p>6629.66666666667</text:p>
          </table:table-cell>
          <table:table-cell table:formula="of:=STDEV([.F24:.H24])" office:value-type="float" office:value="5537.72853553994" calcext:value-type="float">
            <text:p>5537.72853553994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963" calcext:value-type="float">
            <text:p>4963</text:p>
          </table:table-cell>
          <table:table-cell office:value-type="float" office:value="5574" calcext:value-type="float">
            <text:p>5574</text:p>
          </table:table-cell>
          <table:table-cell office:value-type="float" office:value="8619" calcext:value-type="float">
            <text:p>8619</text:p>
          </table:table-cell>
          <table:table-cell table:formula="of:=AVERAGE([.F25:.H25])" office:value-type="float" office:value="6385.33333333333" calcext:value-type="float">
            <text:p>6385.33333333333</text:p>
          </table:table-cell>
          <table:table-cell table:formula="of:=STDEV([.F25:.H25])" office:value-type="float" office:value="1958.38717656477" calcext:value-type="float">
            <text:p>1958.38717656477</text:p>
          </table:table-cell>
        </table:table-row>
        <table:table-row table:style-name="ro1">
          <table:table-cell/>
          <table:table-cell office:value-type="string" calcext:value-type="string">
            <text:p>rand_read</text:p>
          </table:table-cell>
          <table:table-cell office:value-type="string" calcext:value-type="string">
            <text:p>SFQ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1362" calcext:value-type="float">
            <text:p>11362</text:p>
          </table:table-cell>
          <table:table-cell office:value-type="float" office:value="16387" calcext:value-type="float">
            <text:p>16387</text:p>
          </table:table-cell>
          <table:table-cell office:value-type="float" office:value="8181" calcext:value-type="float">
            <text:p>8181</text:p>
          </table:table-cell>
          <table:table-cell table:formula="of:=AVERAGE([.F26:.H26])" office:value-type="float" office:value="11976.6666666667" calcext:value-type="float">
            <text:p>11976.6666666667</text:p>
          </table:table-cell>
          <table:table-cell table:formula="of:=STDEV([.F26:.H26])" office:value-type="float" office:value="4137.38689674211" calcext:value-type="float">
            <text:p>4137.38689674211</text:p>
          </table:table-cell>
        </table:table-row>
      </table:table>
      <table:table table:name="evalutation" table:style-name="ta1">
        <office:forms form:automatic-focus="false" form:apply-design-mode="false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default-cell-style-name="ce8"/>
        <table:table-column table:style-name="co6" table:default-cell-style-name="ce11"/>
        <table:table-column table:style-name="co7" table:default-cell-style-name="ce11"/>
        <table:table-column table:style-name="co8" table:number-columns-repeated="2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Default"/>
        <table:table-column table:style-name="co2" table:default-cell-style-name="ce8"/>
        <table:table-column table:style-name="co2" table:number-columns-repeated="5" table:default-cell-style-name="ce11"/>
        <table:table-column table:style-name="co11" table:default-cell-style-name="ce11"/>
        <table:table-row table:style-name="ro2">
          <table:table-cell/>
          <table:table-cell table:style-name="ce5" office:value-type="string" calcext:value-type="string">
            <text:p>Individual Performance</text:p>
          </table:table-cell>
          <table:table-cell table:number-columns-repeated="7"/>
          <table:table-cell table:style-name="ce5" office:value-type="string" calcext:value-type="string">
            <text:p>1. Worst-case Responsiveness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2. Evaluation of Task-Fairness</text:p>
          </table:table-cell>
          <table:table-cell table:style-name="Default" table:number-columns-repeated="6"/>
        </table:table-row>
        <table:table-row table:style-name="ro3">
          <table:table-cell/>
          <table:table-cell table:style-name="ce6" office:value-type="string" calcext:value-type="string">
            <text:p>Used for evaluation of task-fairness (2)</text:p>
            <text:p>I/O performance for using slow-down ratio </text:p>
          </table:table-cell>
          <table:table-cell table:number-columns-repeated="7"/>
          <table:table-cell table:style-name="ce6" office:value-type="string" calcext:value-type="string">
            <text:p>Worst-case (99.9 percentile) response time for four workload senarios </text:p>
            <text:p>between SFQ and NOOP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I/O slowdown ratio for a task is it's average I/O performance </text:p>
            <text:p>normalized to that when running alone</text:p>
          </table:table-cell>
          <table:table-cell table:style-name="Default" table:number-columns-repeated="6"/>
        </table:table-row>
        <table:table-row table:style-name="ro3">
          <table:table-cell table:number-columns-repeated="9"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7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7" office:value-type="string" calcext:value-type="string">
            <text:p>Jobs</text:p>
          </table:table-cell>
          <table:table-cell table:style-name="ce7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7" office:value-type="string" calcext:value-type="string">
            <text:p>Jobs</text:p>
          </table:table-cell>
          <table:table-cell table:style-name="ce7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</table:table-row>
        <table:table-row table:style-name="ro1">
          <table:table-cell/>
          <table:table-cell table:style-name="ce8" office:value-type="string" calcext:value-type="string">
            <text:p>4KB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/>
          <table:table-cell office:value-type="string" calcext:value-type="string">
            <text:p>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table:style-name="ce18" office:value-type="string" calcext:value-type="string">
            <text:p>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</table:table-row>
        <table:table-row table:style-name="ro1" table:number-rows-repeated="3">
          <table:table-cell/>
          <table:table-cell table:style-name="ce8"/>
          <table:table-cell table:style-name="ce11" table:number-columns-repeated="6"/>
          <table:table-cell table:number-columns-repeated="16"/>
        </table:table-row>
        <table:table-row table:style-name="ro1">
          <table:table-cell/>
          <table:table-cell table:style-name="ce9" office:value-type="string" calcext:value-type="string">
            <text:p>MEAN</text:p>
          </table:table-cell>
          <table:table-cell table:style-name="ce8" table:number-columns-repeated="6"/>
          <table:table-cell/>
          <table:table-cell table:style-name="ce9" office:value-type="string" calcext:value-type="string">
            <text:p>MEAN</text:p>
          </table:table-cell>
          <table:table-cell table:style-name="ce8" table:number-columns-repeated="6"/>
          <table:table-cell/>
          <table:table-cell table:style-name="ce9" office:value-type="string" calcext:value-type="string">
            <text:p>MEAN</text:p>
          </table:table-cell>
          <table:table-cell table:style-name="ce8" table:number-columns-repeated="6"/>
        </table:table-row>
        <table:table-row table:style-name="ro1">
          <table:table-cell/>
          <table:table-cell table:style-name="ce9" office:value-type="string" calcext:value-type="string">
            <text:p>STD</text:p>
          </table:table-cell>
          <table:table-cell table:style-name="ce8" table:number-columns-repeated="6"/>
          <table:table-cell/>
          <table:table-cell table:style-name="ce9" office:value-type="string" calcext:value-type="string">
            <text:p>STD</text:p>
          </table:table-cell>
          <table:table-cell table:style-name="ce8" table:number-columns-repeated="6"/>
          <table:table-cell/>
          <table:table-cell table:style-name="ce9" office:value-type="string" calcext:value-type="string">
            <text:p>STD</text:p>
          </table:table-cell>
          <table:table-cell table:style-name="ce8" table:number-columns-repeated="6"/>
        </table:table-row>
        <table:table-row table:style-name="ro4">
          <table:table-cell table:style-name="ce4"/>
          <table:table-cell table:style-name="ce10" table:number-columns-repeated="7"/>
          <table:table-cell/>
          <table:table-cell table:style-name="ce10"/>
          <table:table-cell table:style-name="ce14" table:number-columns-repeated="6"/>
          <table:table-cell/>
          <table:table-cell table:style-name="ce9" office:value-type="string" calcext:value-type="string">
            <text:p>Slow-down</text:p>
          </table:table-cell>
          <table:table-cell table:style-name="ce8" table:number-columns-repeated="6"/>
        </table:table-row>
        <table:table-row table:style-name="ro1">
          <table:table-cell/>
          <table:table-cell table:style-name="ce7" office:value-type="string" calcext:value-type="string">
            <text:p>Block-Size</text:p>
          </table:table-cell>
          <table:table-cell table:style-name="ce7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7" office:value-type="string" calcext:value-type="string">
            <text:p>Block-Size</text:p>
          </table:table-cell>
          <table:table-cell table:style-name="ce15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10" table:number-columns-repeated="7"/>
        </table:table-row>
        <table:table-row table:style-name="ro1">
          <table:table-cell/>
          <table:table-cell table:style-name="ce8" office:value-type="string" calcext:value-type="string">
            <text:p>128KB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/>
          <table:table-cell table:style-name="ce7" office:value-type="string" calcext:value-type="string">
            <text:p>Block-Size</text:p>
          </table:table-cell>
          <table:table-cell table:style-name="ce15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</table:table-row>
        <table:table-row table:style-name="ro1">
          <table:table-cell/>
          <table:table-cell table:style-name="ce8"/>
          <table:table-cell table:style-name="ce11" table:number-columns-repeated="6"/>
          <table:table-cell table:number-columns-repeated="9"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  <table:table-cell office:value-type="string" calcext:value-type="string">
            <text:p>READ <text:s/>4KB</text:p>
          </table:table-cell>
          <table:table-cell office:value-type="string" calcext:value-type="string">
            <text:p>WRITE <text:s/>4KB</text:p>
          </table:table-cell>
        </table:table-row>
        <table:table-row table:style-name="ro1" table:number-rows-repeated="2">
          <table:table-cell/>
          <table:table-cell table:style-name="ce8"/>
          <table:table-cell table:style-name="ce11" table:number-columns-repeated="6"/>
          <table:table-cell table:number-columns-repeated="16"/>
        </table:table-row>
        <table:table-row table:style-name="ro1">
          <table:table-cell/>
          <table:table-cell table:style-name="ce9" office:value-type="string" calcext:value-type="string">
            <text:p>MEAN</text:p>
          </table:table-cell>
          <table:table-cell table:style-name="ce8" table:number-columns-repeated="6"/>
          <table:table-cell/>
          <table:table-cell table:style-name="ce9" office:value-type="string" calcext:value-type="string">
            <text:p>MEAN</text:p>
          </table:table-cell>
          <table:table-cell table:style-name="ce8" table:number-columns-repeated="6"/>
          <table:table-cell table:number-columns-repeated="8"/>
        </table:table-row>
        <table:table-row table:style-name="ro4">
          <table:table-cell/>
          <table:table-cell table:style-name="ce9" office:value-type="string" calcext:value-type="string">
            <text:p>STD</text:p>
          </table:table-cell>
          <table:table-cell table:style-name="ce8" table:number-columns-repeated="6"/>
          <table:table-cell/>
          <table:table-cell table:style-name="ce9" office:value-type="string" calcext:value-type="string">
            <text:p>STD</text:p>
          </table:table-cell>
          <table:table-cell table:style-name="ce8" table:number-columns-repeated="6"/>
          <table:table-cell/>
          <table:table-cell table:style-name="ce9" office:value-type="string" calcext:value-type="string">
            <text:p>MEAN</text:p>
          </table:table-cell>
          <table:table-cell table:style-name="ce8" table:number-columns-repeated="6"/>
        </table:table-row>
        <table:table-row table:style-name="ro1">
          <table:table-cell table:number-columns-repeated="9"/>
          <table:table-cell table:style-name="ce12"/>
          <table:table-cell table:style-name="ce16"/>
          <table:table-cell table:style-name="ce12" table:number-columns-repeated="5"/>
          <table:table-cell/>
          <table:table-cell table:style-name="ce9" office:value-type="string" calcext:value-type="string">
            <text:p>STD</text:p>
          </table:table-cell>
          <table:table-cell table:style-name="ce8" table:number-columns-repeated="6"/>
        </table:table-row>
        <table:table-row table:style-name="ro1">
          <table:table-cell table:number-columns-repeated="9"/>
          <table:table-cell table:style-name="ce7" office:value-type="string" calcext:value-type="string">
            <text:p>Block-Size</text:p>
          </table:table-cell>
          <table:table-cell table:style-name="ce15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9" office:value-type="string" calcext:value-type="string">
            <text:p>Slow-down</text:p>
          </table:table-cell>
          <table:table-cell table:style-name="ce8"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7" office:value-type="string" calcext:value-type="string">
            <text:p>READ <text:s/>128KB</text:p>
          </table:table-cell>
          <table:table-cell office:value-type="string" calcext:value-type="string">
            <text:p>READ <text:s/>4KB</text:p>
          </table:table-cell>
          <table:table-cell table:style-name="ce17" office:value-type="string" calcext:value-type="string">
            <text:p>READ <text:s/>128KB</text:p>
          </table:table-cell>
          <table:table-cell office:value-type="string" calcext:value-type="string">
            <text:p>READ <text:s/>4KB</text:p>
          </table:table-cell>
          <table:table-cell table:style-name="ce17" office:value-type="string" calcext:value-type="string">
            <text:p>READ <text:s/>128KB</text:p>
          </table:table-cell>
          <table:table-cell/>
          <table:table-cell table:style-name="ce10" table:number-columns-repeated="7"/>
        </table:table-row>
        <table:table-row table:style-name="ro1">
          <table:table-cell table:number-columns-repeated="17"/>
          <table:table-cell table:style-name="ce7" office:value-type="string" calcext:value-type="string">
            <text:p>Block-Size</text:p>
          </table:table-cell>
          <table:table-cell table:style-name="ce15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</table:table-row>
        <table:table-row table:style-name="ro1">
          <table:table-cell table:number-columns-repeated="17"/>
          <table:table-cell office:value-type="string" calcext:value-type="string">
            <text:p>32 jobs</text:p>
          </table:table-cell>
          <table:table-cell office:value-type="string" calcext:value-type="string">
            <text:p>READ <text:s/>4KB</text:p>
          </table:table-cell>
          <table:table-cell table:style-name="ce17" office:value-type="string" calcext:value-type="string">
            <text:p>READ <text:s/>128KB</text:p>
          </table:table-cell>
          <table:table-cell office:value-type="string" calcext:value-type="string">
            <text:p>READ <text:s/>4KB</text:p>
          </table:table-cell>
          <table:table-cell table:style-name="ce17" office:value-type="string" calcext:value-type="string">
            <text:p>READ <text:s/>128KB</text:p>
          </table:table-cell>
          <table:table-cell office:value-type="string" calcext:value-type="string">
            <text:p>READ <text:s/>4KB</text:p>
          </table:table-cell>
          <table:table-cell table:style-name="ce17" office:value-type="string" calcext:value-type="string">
            <text:p>READ <text:s/>128KB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9"/>
          <table:table-cell table:style-name="ce9" office:value-type="string" calcext:value-type="string">
            <text:p>MEAN</text:p>
          </table:table-cell>
          <table:table-cell table:style-name="ce8" table:number-columns-repeated="6"/>
          <table:table-cell table:number-columns-repeated="8"/>
        </table:table-row>
        <table:table-row table:style-name="ro1">
          <table:table-cell table:number-columns-repeated="9"/>
          <table:table-cell table:style-name="ce9" office:value-type="string" calcext:value-type="string">
            <text:p>STD</text:p>
          </table:table-cell>
          <table:table-cell table:style-name="ce8" table:number-columns-repeated="6"/>
          <table:table-cell table:number-columns-repeated="8"/>
        </table:table-row>
        <table:table-row table:style-name="ro1">
          <table:table-cell table:number-columns-repeated="9"/>
          <table:table-cell table:style-name="ce12"/>
          <table:table-cell table:style-name="ce16"/>
          <table:table-cell table:style-name="ce12" table:number-columns-repeated="5"/>
          <table:table-cell/>
          <table:table-cell table:style-name="ce9" office:value-type="string" calcext:value-type="string">
            <text:p>MEAN</text:p>
          </table:table-cell>
          <table:table-cell table:style-name="ce8" table:number-columns-repeated="6"/>
        </table:table-row>
        <table:table-row table:style-name="ro1">
          <table:table-cell table:number-columns-repeated="9"/>
          <table:table-cell table:style-name="ce7" office:value-type="string" calcext:value-type="string">
            <text:p>Block-Size</text:p>
          </table:table-cell>
          <table:table-cell table:style-name="ce15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  <table:table-cell/>
          <table:table-cell table:style-name="ce9" office:value-type="string" calcext:value-type="string">
            <text:p>STD</text:p>
          </table:table-cell>
          <table:table-cell table:style-name="ce8"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7" office:value-type="string" calcext:value-type="string">
            <text:p>WRITE <text:s/>128KB</text:p>
          </table:table-cell>
          <table:table-cell office:value-type="string" calcext:value-type="string">
            <text:p>WRITE <text:s/>4KB</text:p>
          </table:table-cell>
          <table:table-cell table:style-name="ce17" office:value-type="string" calcext:value-type="string">
            <text:p>WRITE <text:s/>128KB</text:p>
          </table:table-cell>
          <table:table-cell office:value-type="string" calcext:value-type="string">
            <text:p>WRITE <text:s/>4KB</text:p>
          </table:table-cell>
          <table:table-cell table:style-name="ce17" office:value-type="string" calcext:value-type="string">
            <text:p>WRITE <text:s/>128KB</text:p>
          </table:table-cell>
          <table:table-cell/>
          <table:table-cell table:style-name="ce9" office:value-type="string" calcext:value-type="string">
            <text:p>Slow-down</text:p>
          </table:table-cell>
          <table:table-cell table:style-name="ce8" table:number-columns-repeated="6"/>
        </table:table-row>
        <table:table-row table:style-name="ro1">
          <table:table-cell table:number-columns-repeated="17"/>
          <table:table-cell table:style-name="Default" table:number-columns-repeated="7"/>
        </table:table-row>
        <table:table-row table:style-name="ro1">
          <table:table-cell table:number-columns-repeated="17"/>
          <table:table-cell table:style-name="ce7" office:value-type="string" calcext:value-type="string">
            <text:p>Block-Size</text:p>
          </table:table-cell>
          <table:table-cell table:style-name="ce15" office:value-type="string" calcext:value-type="string">
            <text:p>NOOP</text:p>
          </table:table-cell>
          <table:table-cell table:style-name="ce7"/>
          <table:table-cell table:style-name="ce7" office:value-type="string" calcext:value-type="string">
            <text:p>CFQ</text:p>
          </table:table-cell>
          <table:table-cell table:style-name="ce7"/>
          <table:table-cell table:style-name="ce7" office:value-type="string" calcext:value-type="string">
            <text:p>SFQ</text:p>
          </table:table-cell>
          <table:table-cell table:style-name="ce7"/>
        </table:table-row>
        <table:table-row table:style-name="ro1">
          <table:table-cell table:number-columns-repeated="17"/>
          <table:table-cell office:value-type="string" calcext:value-type="string">
            <text:p>32 jobs</text:p>
          </table:table-cell>
          <table:table-cell office:value-type="string" calcext:value-type="string">
            <text:p>WRITE <text:s/>4KB</text:p>
          </table:table-cell>
          <table:table-cell table:style-name="ce17" office:value-type="string" calcext:value-type="string">
            <text:p>WRITE <text:s/>128KB</text:p>
          </table:table-cell>
          <table:table-cell office:value-type="string" calcext:value-type="string">
            <text:p>WRITE <text:s/>4KB</text:p>
          </table:table-cell>
          <table:table-cell table:style-name="ce17" office:value-type="string" calcext:value-type="string">
            <text:p>WRITE <text:s/>128KB</text:p>
          </table:table-cell>
          <table:table-cell office:value-type="string" calcext:value-type="string">
            <text:p>WRITE <text:s/>4KB</text:p>
          </table:table-cell>
          <table:table-cell table:style-name="ce17" office:value-type="string" calcext:value-type="string">
            <text:p>WRITE <text:s/>128KB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MEAN</text:p>
          </table:table-cell>
          <table:table-cell table:style-name="ce8" table:number-columns-repeated="6"/>
          <table:table-cell table:number-columns-repeated="8"/>
        </table:table-row>
        <table:table-row table:style-name="ro1">
          <table:table-cell table:number-columns-repeated="9"/>
          <table:table-cell table:style-name="ce9" office:value-type="string" calcext:value-type="string">
            <text:p>STD</text:p>
          </table:table-cell>
          <table:table-cell table:style-name="ce8" table:number-columns-repeated="6"/>
          <table:table-cell table:number-columns-repeated="8"/>
        </table:table-row>
        <table:table-row table:style-name="ro1">
          <table:table-cell table:number-columns-repeated="9"/>
          <table:table-cell table:style-name="ce13" table:number-columns-repeated="7"/>
          <table:table-cell table:number-columns-repeated="8"/>
        </table:table-row>
        <table:table-row table:style-name="ro1">
          <table:table-cell table:number-columns-repeated="9"/>
          <table:table-cell table:style-name="ce13" table:number-columns-repeated="7"/>
          <table:table-cell/>
          <table:table-cell table:style-name="ce9" office:value-type="string" calcext:value-type="string">
            <text:p>MEAN</text:p>
          </table:table-cell>
          <table:table-cell table:style-name="ce8" table:number-columns-repeated="6"/>
        </table:table-row>
        <table:table-row table:style-name="ro1">
          <table:table-cell table:number-columns-repeated="9"/>
          <table:table-cell table:style-name="ce12"/>
          <table:table-cell table:style-name="ce16"/>
          <table:table-cell table:style-name="ce12" table:number-columns-repeated="5"/>
          <table:table-cell/>
          <table:table-cell table:style-name="ce9" office:value-type="string" calcext:value-type="string">
            <text:p>STD</text:p>
          </table:table-cell>
          <table:table-cell table:style-name="ce8" table:number-columns-repeated="6"/>
        </table:table-row>
        <table:table-row table:style-name="ro1">
          <table:table-cell table:number-columns-repeated="9"/>
          <table:table-cell table:style-name="Default" table:number-columns-repeated="7"/>
          <table:table-cell/>
          <table:table-cell table:style-name="ce9" office:value-type="string" calcext:value-type="string">
            <text:p>Slow-down</text:p>
          </table:table-cell>
          <table:table-cell table:style-name="ce8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 style:data-style-name="N2" text:time-value="00:43:36.512625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6:17:09.588799818</meta:creation-date>
    <meta:generator>LibreOffice/5.2.2.2$Linux_X86_64 LibreOffice_project/20m0$Build-2</meta:generator>
    <dc:date>2017-08-20T01:30:22.200649995</dc:date>
    <meta:editing-duration>PT5H26M29S</meta:editing-duration>
    <meta:editing-cycles>190</meta:editing-cycles>
    <meta:document-statistic meta:table-count="3" meta:cell-count="490" meta:object-count="8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837cm" svg:y="0.298cm" chart:style-name="ch2">
          <text:p>SFQ Random WRITE</text:p>
        </chart:title>
        <chart:plot-area chart:style-name="ch3" table:cell-range-address="WRITE.D3:WRITE.D8 WRITE.F3:WRITE.F8 WRITE.I21:WRITE.I26" chart:data-source-has-labels="both" svg:x="1.584cm" svg:y="1.239cm" svg:width="12.21cm" svg:height="5.455cm">
          <chartooo:coordinate-region svg:x="2.761cm" svg:y="1.438cm" svg:width="11.033cm" svg:height="4.609cm"/>
          <chart:axis chart:dimension="x" chart:name="primary-x" chart:style-name="ch4" chartooo:axis-type="text">
            <chart:title svg:x="5.099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WRITE.I21:WRITE.I26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45058">
                <text:p>45058</text:p>
                <draw:g>
                  <svg:desc>WRITE.I21:WRITE.I2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516">
                <text:p>165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466.6666666667">
                <text:p>11466.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629.66666666667">
                <text:p>6629.666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385.33333333333">
                <text:p>6385.333333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976.6666666667">
                <text:p>11976.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625cm" svg:y="0.298cm" chart:style-name="ch2">
          <text:p>SFQ Sequential WRITE</text:p>
        </chart:title>
        <chart:plot-area chart:style-name="ch3" table:cell-range-address="WRITE.D3:WRITE.D8 WRITE.F3:WRITE.F8 WRITE.I15:WRITE.I20" chart:data-source-has-labels="both" svg:x="1.584cm" svg:y="1.239cm" svg:width="12.21cm" svg:height="5.455cm">
          <chartooo:coordinate-region svg:x="2.761cm" svg:y="1.438cm" svg:width="11.033cm" svg:height="4.609cm"/>
          <chart:axis chart:dimension="x" chart:name="primary-x" chart:style-name="ch4" chartooo:axis-type="text">
            <chart:title svg:x="5.101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WRITE.I15:WRITE.I20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20714.6666666667">
                <text:p>20714.6666666667</text:p>
                <draw:g>
                  <svg:desc>WRITE.I15:WRITE.I2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192">
                <text:p>131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824.66666666667">
                <text:p>7824.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178.33333333333">
                <text:p>5178.33333333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94">
                <text:p>139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546cm" svg:y="0.298cm" chart:style-name="ch2">
          <text:p>NOOP Sequential READ</text:p>
        </chart:title>
        <chart:plot-area chart:style-name="ch3" table:cell-range-address="READ.D3:READ.D8 WRITE.F3:WRITE.F8 READ.F3:READ.F8" chart:data-source-has-labels="both" svg:x="0.815cm" svg:y="1.212cm" svg:width="12.95cm" svg:height="5.454cm">
          <chartooo:coordinate-region svg:x="2.177cm" svg:y="1.411cm" svg:width="11.588cm" svg:height="4.608cm"/>
          <chart:axis chart:dimension="x" chart:name="primary-x" chart:style-name="ch4" chartooo:axis-type="text">
            <chart:title svg:x="5.095cm" svg:y="6.856cm" chart:style-name="ch5">
              <text:p>number of Jobs</text:p>
            </chart:title>
            <chart:categories table:cell-range-address="READ.D3:READ.D8"/>
          </chart:axis>
          <chart:axis chart:dimension="y" chart:name="primary-y" chart:style-name="ch6">
            <chart:title svg:x="0cm" svg:y="6.039cm" chart:style-name="ch7">
              <text:p>number of Offsets</text:p>
            </chart:title>
            <chart:grid chart:style-name="ch8" chart:class="major"/>
          </chart:axis>
          <chart:series chart:style-name="ch9" chart:values-cell-range-address="READ.F3:READ.F8" chart:label-cell-address="WRITE.F3:WRITE.F8" chart:class="chart:bar">
            <chart:data-point chart:style-name="ch10" chart:repeated="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AD.D3:READ.D8</svg:desc>
                </draw:g>
              </table:table-cell>
              <table:table-cell office:value-type="float" office:value="57705">
                <text:p>57705</text:p>
                <draw:g>
                  <svg:desc>READ.F3:READ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6628">
                <text:p>466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509">
                <text:p>265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151">
                <text:p>201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365">
                <text:p>163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601">
                <text:p>3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758cm" svg:y="0.298cm" chart:style-name="ch2">
          <text:p>NOOP Random READ</text:p>
        </chart:title>
        <chart:plot-area chart:style-name="ch3" table:cell-range-address="WRITE.D3:WRITE.D8 WRITE.F3:WRITE.F8 READ.F9:READ.F14" chart:data-source-has-labels="both" svg:x="1.584cm" svg:y="1.239cm" svg:width="12.21cm" svg:height="5.455cm">
          <chartooo:coordinate-region svg:x="2.946cm" svg:y="1.438cm" svg:width="10.848cm" svg:height="4.609cm"/>
          <chart:axis chart:dimension="x" chart:name="primary-x" chart:style-name="ch4" chartooo:axis-type="text">
            <chart:title svg:x="5.097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READ.F9:READ.F14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58881">
                <text:p>58881</text:p>
                <draw:g>
                  <svg:desc>READ.F9:READ.F1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3517">
                <text:p>1135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6341">
                <text:p>1263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8642">
                <text:p>1286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9117">
                <text:p>1291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9439">
                <text:p>1294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943cm" svg:y="0.298cm" chart:style-name="ch2">
          <text:p>SFQ Random READ</text:p>
        </chart:title>
        <chart:plot-area chart:style-name="ch3" table:cell-range-address="WRITE.D3:WRITE.D8 WRITE.F3:WRITE.F8 READ.F21:READ.F26" chart:data-source-has-labels="both" svg:x="1.584cm" svg:y="1.239cm" svg:width="12.21cm" svg:height="5.455cm">
          <chartooo:coordinate-region svg:x="2.946cm" svg:y="1.438cm" svg:width="10.848cm" svg:height="4.609cm"/>
          <chart:axis chart:dimension="x" chart:name="primary-x" chart:style-name="ch4" chartooo:axis-type="text">
            <chart:title svg:x="5.099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READ.F21:READ.F26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61478">
                <text:p>61478</text:p>
                <draw:g>
                  <svg:desc>READ.F21:READ.F2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2977">
                <text:p>1129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6472">
                <text:p>1264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8687">
                <text:p>1286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9178">
                <text:p>1291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9277">
                <text:p>1292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731cm" svg:y="0.298cm" chart:style-name="ch2">
          <text:p>SFQ Sequential READ</text:p>
        </chart:title>
        <chart:plot-area chart:style-name="ch3" table:cell-range-address="WRITE.D3:WRITE.D8 WRITE.F3:WRITE.F8 READ.F15:READ.F20" chart:data-source-has-labels="both" svg:x="1.584cm" svg:y="1.239cm" svg:width="12.21cm" svg:height="5.455cm">
          <chartooo:coordinate-region svg:x="2.946cm" svg:y="1.438cm" svg:width="10.848cm" svg:height="4.609cm"/>
          <chart:axis chart:dimension="x" chart:name="primary-x" chart:style-name="ch4" chartooo:axis-type="text">
            <chart:title svg:x="5.101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READ.F15:READ.F20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54440">
                <text:p>54440</text:p>
                <draw:g>
                  <svg:desc>READ.F15:READ.F2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6633">
                <text:p>466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062">
                <text:p>280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531">
                <text:p>205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205">
                <text:p>1220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015">
                <text:p>60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44cm" svg:y="0.298cm" chart:style-name="ch2">
          <text:p>NOOP Sequential WRITE</text:p>
        </chart:title>
        <chart:plot-area chart:style-name="ch3" table:cell-range-address="WRITE.D3:WRITE.D8 WRITE.F3:WRITE.F8 WRITE.I3:WRITE.I8" chart:data-source-has-labels="both" svg:x="1cm" svg:y="1.212cm" svg:width="12.765cm" svg:height="5.454cm">
          <chartooo:coordinate-region svg:x="2.177cm" svg:y="1.411cm" svg:width="11.588cm" svg:height="4.608cm"/>
          <chart:axis chart:dimension="x" chart:name="primary-x" chart:style-name="ch4" chartooo:axis-type="text">
            <chart:title svg:x="5.095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cm" svg:y="6.039cm" chart:style-name="ch7">
              <text:p>number of Offsets</text:p>
            </chart:title>
            <chart:grid chart:style-name="ch8" chart:class="major"/>
          </chart:axis>
          <chart:series chart:style-name="ch9" chart:values-cell-range-address="WRITE.I3:WRITE.I8" chart:label-cell-address="WRITE.F3:WRITE.F8" chart:class="chart:bar">
            <chart:data-point chart:style-name="ch10" chart:repeated="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16856.3333333333">
                <text:p>16856.3333333333</text:p>
                <draw:g>
                  <svg:desc>WRITE.I3:WRITE.I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207.3333333333">
                <text:p>12207.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185.66666666667">
                <text:p>7185.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345">
                <text:p>53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455.66666666667">
                <text:p>3455.6666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573">
                <text:p>15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4.652cm" svg:y="0.298cm" chart:style-name="ch2">
          <text:p>NOOP Random WRITE</text:p>
        </chart:title>
        <chart:plot-area chart:style-name="ch3" table:cell-range-address="WRITE.D3:WRITE.D8 WRITE.F3:WRITE.F8 WRITE.I9:WRITE.I14" chart:data-source-has-labels="both" svg:x="1.584cm" svg:y="1.239cm" svg:width="12.21cm" svg:height="5.455cm">
          <chartooo:coordinate-region svg:x="2.761cm" svg:y="1.438cm" svg:width="11.033cm" svg:height="4.609cm"/>
          <chart:axis chart:dimension="x" chart:name="primary-x" chart:style-name="ch4" chartooo:axis-type="text">
            <chart:title svg:x="5.097cm" svg:y="6.856cm" chart:style-name="ch5">
              <text:p>number of Jobs</text:p>
            </chart:title>
            <chart:categories table:cell-range-address="WRITE.D3:WRITE.D8"/>
          </chart:axis>
          <chart:axis chart:dimension="y" chart:name="primary-y" chart:style-name="ch6">
            <chart:title svg:x="0.451cm" svg:y="6.066cm" chart:style-name="ch7">
              <text:p>number of Offsets</text:p>
            </chart:title>
            <chart:grid chart:style-name="ch8" chart:class="major"/>
          </chart:axis>
          <chart:series chart:style-name="ch9" chart:values-cell-range-address="WRITE.I9:WRITE.I14" chart:label-cell-address="WRITE.F3:WRITE.F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67 13304 7157 5383 3695 1317</text:p>
                <text:list>
                  <text:list-item>
                    <text:p>19567</text:p>
                  </text:list-item>
                  <text:list-item>
                    <text:p>13304</text:p>
                  </text:list-item>
                  <text:list-item>
                    <text:p>7157</text:p>
                  </text:list-item>
                  <text:list-item>
                    <text:p>5383</text:p>
                  </text:list-item>
                  <text:list-item>
                    <text:p>3695</text:p>
                  </text:list-item>
                  <text:list-item>
                    <text:p>1317</text:p>
                  </text:list-item>
                </text:list>
                <draw:g>
                  <svg:desc>WRITE.F3:WRITE.F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WRITE.D3:WRITE.D8</svg:desc>
                </draw:g>
              </table:table-cell>
              <table:table-cell office:value-type="float" office:value="34645.3333333333">
                <text:p>34645.3333333333</text:p>
                <draw:g>
                  <svg:desc>WRITE.I9:WRITE.I1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955.3333333333">
                <text:p>11955.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785.6666666667">
                <text:p>16785.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910.6666666667">
                <text:p>11910.66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044.6666666667">
                <text:p>13044.666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581.6666666667">
                <text:p>11581.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